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objectwithoutfill">
      <style:graphic-properties draw:marker-end="Arrow" draw:marker-end-width="0.2cm" draw:fill="none" draw:textarea-vertical-align="middle"/>
    </style:style>
    <style:style style:name="gr52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4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5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6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51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2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3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4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4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4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1" draw:display-name="Arrowhead 11" svg:viewBox="0 0 3000 3000" svg:d="m1500 0 1500 2789v211h-114l-1286-2392v2392h-200v-2392l-1286 2392h-114v-211z"/>
    <draw:marker draw:name="Arrowhead_20_12" draw:display-name="Arrowhead 12" svg:viewBox="0 0 10 10" svg:d="m0 0h10v10h-10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2-11T02:29:31</dc:date>
    <meta:editing-duration>P1DT10H27M37S</meta:editing-duration>
    <meta:editing-cycles>179</meta:editing-cycles>
    <meta:document-statistic meta:object-count="326"/>
  </office:meta>
</office:document-meta>
</file>